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row>
              <mo fence="true" stretchy="false">(</mo>
              <mrow>
                <mrow>
                  <mi>a</mi>
                  <mo stretchy="false">+</mo>
                  <mi>b</mi>
                </mrow>
              </mrow>
              <mo fence="true" stretchy="false">)</mo>
            </mrow>
            <mo stretchy="false">∗</mo>
            <mrow>
              <mo fence="true" stretchy="false">(</mo>
              <mrow>
                <mrow>
                  <mi>a</mi>
                  <mo stretchy="false">+</mo>
                  <mi>b</mi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space width="0.5em"/>
            <mo stretchy="false">=</mo>
            <mrow>
              <mrow>
                <mo fence="true" stretchy="false">(</mo>
                <mrow>
                  <mrow>
                    <msubsup>
                      <mi>C</mi>
                      <mn>0</mn>
                      <mn>1</mn>
                    </msubsup>
                    <mrow>
                      <mrow>
                        <msup>
                          <mi>a</mi>
                          <mn>1</mn>
                        </msup>
                        <mo stretchy="false">∗</mo>
                        <msup>
                          <mi>b</mi>
                          <mn>0</mn>
                        </msup>
                      </mrow>
                      <mo stretchy="false">+</mo>
                      <msubsup>
                        <mi>C</mi>
                        <mn>1</mn>
                        <mn>1</mn>
                      </msubsup>
                    </mrow>
                    <mrow>
                      <msup>
                        <mi>a</mi>
                        <mn>0</mn>
                      </msup>
                      <mo stretchy="false">∗</mo>
                      <msup>
                        <mi>b</mi>
                        <mn>1</mn>
                      </msup>
                    </mrow>
                  </mrow>
                </mrow>
                <mo fence="true" stretchy="false">)</mo>
              </mrow>
              <mo stretchy="false">∗</mo>
              <mrow>
                <mo fence="true" stretchy="false">(</mo>
                <mrow>
                  <mrow>
                    <mi>a</mi>
                    <mo stretchy="false">+</mo>
                    <mi>b</mi>
                  </mrow>
                </mrow>
                <mo fence="true" stretchy="false">)</mo>
              </mrow>
            </mrow>
          </mrow>
        </mtd>
      </mtr>
      <mtr>
        <mtd>
          <mrow/>
        </mtd>
      </mtr>
      <mtr>
        <mtd>
          <mrow>
            <mrow>
              <mspace width="0.5em"/>
              <mo stretchy="false">=</mo>
              <msubsup>
                <mi>C</mi>
                <mn>0</mn>
                <mn>1</mn>
              </msubsup>
            </mrow>
            <mrow>
              <mrow>
                <msup>
                  <mi>a</mi>
                  <mn>1</mn>
                </msup>
                <mo stretchy="false">∗</mo>
                <msup>
                  <mi>b</mi>
                  <mn>0</mn>
                </msup>
                <mo stretchy="false">∗</mo>
                <mi>a</mi>
              </mrow>
              <mo stretchy="false">+</mo>
              <msubsup>
                <mi>C</mi>
                <mn>1</mn>
                <mn>1</mn>
              </msubsup>
            </mrow>
            <mrow>
              <msup>
                <mi>a</mi>
                <mn>0</mn>
              </msup>
              <mo stretchy="false">∗</mo>
              <msup>
                <mi>b</mi>
                <mn>1</mn>
              </msup>
              <mo stretchy="false">∗</mo>
              <mi>a</mi>
            </mrow>
          </mrow>
        </mtd>
      </mtr>
      <mtr>
        <mtd>
          <mrow>
            <mrow>
              <mo stretchy="false">+</mo>
              <msubsup>
                <mi>C</mi>
                <mn>0</mn>
                <mn>1</mn>
              </msubsup>
            </mrow>
            <mrow>
              <mrow>
                <msup>
                  <mi>a</mi>
                  <mn>1</mn>
                </msup>
                <mo stretchy="false">∗</mo>
                <msup>
                  <mi>b</mi>
                  <mn>0</mn>
                </msup>
                <mo stretchy="false">∗</mo>
                <mi>b</mi>
              </mrow>
              <mo stretchy="false">+</mo>
              <msubsup>
                <mi>C</mi>
                <mn>1</mn>
                <mn>1</mn>
              </msubsup>
            </mrow>
            <mrow>
              <msup>
                <mi>a</mi>
                <mn>0</mn>
              </msup>
              <mo stretchy="false">∗</mo>
              <msup>
                <mi>b</mi>
                <mn>1</mn>
              </msup>
              <mo stretchy="false">∗</mo>
              <mi>b</mi>
            </mrow>
          </mrow>
        </mtd>
      </mtr>
      <mtr>
        <mtd>
          <mrow/>
        </mtd>
      </mtr>
      <mtr>
        <mtd>
          <mrow>
            <mrow>
              <mspace width="0.5em"/>
              <mo stretchy="false">=</mo>
              <msubsup>
                <mi>C</mi>
                <mn>0</mn>
                <mn>1</mn>
              </msubsup>
            </mrow>
            <mrow>
              <mrow>
                <msup>
                  <mi>a</mi>
                  <mn>2</mn>
                </msup>
                <mo stretchy="false">∗</mo>
                <msup>
                  <mi>b</mi>
                  <mn>0</mn>
                </msup>
              </mrow>
              <mo stretchy="false">+</mo>
              <msubsup>
                <mi>C</mi>
                <mn>1</mn>
                <mn>1</mn>
              </msubsup>
            </mrow>
            <mrow>
              <msup>
                <mi>a</mi>
                <mn>1</mn>
              </msup>
              <mo stretchy="false">∗</mo>
              <msup>
                <mi>b</mi>
                <mn>1</mn>
              </msup>
            </mrow>
          </mrow>
        </mtd>
      </mtr>
      <mtr>
        <mtd>
          <mrow>
            <mrow>
              <mo stretchy="false">+</mo>
              <msubsup>
                <mi>C</mi>
                <mn>0</mn>
                <mn>1</mn>
              </msubsup>
            </mrow>
            <mrow>
              <mrow>
                <msup>
                  <mi>a</mi>
                  <mn>1</mn>
                </msup>
                <mo stretchy="false">∗</mo>
                <msup>
                  <mi>b</mi>
                  <mn>1</mn>
                </msup>
              </mrow>
              <mo stretchy="false">+</mo>
              <msubsup>
                <mi>C</mi>
                <mn>1</mn>
                <mn>1</mn>
              </msubsup>
            </mrow>
            <mrow>
              <msup>
                <mi>a</mi>
                <mn>0</mn>
              </msup>
              <mo stretchy="false">∗</mo>
              <msup>
                <mi>b</mi>
                <mn>2</mn>
              </msup>
            </mrow>
          </mrow>
        </mtd>
      </mtr>
      <mtr>
        <mtd>
          <mrow/>
        </mtd>
      </mtr>
      <mtr>
        <mtd>
          <mrow>
            <mrow>
              <mspace width="0.5em"/>
              <mo stretchy="false">=</mo>
              <msubsup>
                <mi>C</mi>
                <mn>0</mn>
                <mn>1</mn>
              </msubsup>
            </mrow>
            <mrow>
              <mrow>
                <msup>
                  <mi>a</mi>
                  <mn>2</mn>
                </msup>
                <mo stretchy="false">∗</mo>
                <msup>
                  <mi>b</mi>
                  <mn>0</mn>
                </msup>
              </mrow>
              <mo stretchy="false">+</mo>
              <msubsup>
                <mi>C</mi>
                <mn>0</mn>
                <mn>1</mn>
              </msubsup>
            </mrow>
            <mrow>
              <mrow>
                <msup>
                  <mi>a</mi>
                  <mn>1</mn>
                </msup>
                <mo stretchy="false">∗</mo>
                <msup>
                  <mi>b</mi>
                  <mn>1</mn>
                </msup>
              </mrow>
              <mo stretchy="false">+</mo>
              <msubsup>
                <mi>C</mi>
                <mn>1</mn>
                <mn>1</mn>
              </msubsup>
            </mrow>
            <mrow>
              <mrow>
                <msup>
                  <mi>a</mi>
                  <mn>1</mn>
                </msup>
                <mo stretchy="false">∗</mo>
                <msup>
                  <mi>b</mi>
                  <mn>1</mn>
                </msup>
              </mrow>
              <mo stretchy="false">+</mo>
              <msubsup>
                <mi>C</mi>
                <mn>1</mn>
                <mn>1</mn>
              </msubsup>
            </mrow>
            <mrow>
              <msup>
                <mi>a</mi>
                <mn>0</mn>
              </msup>
              <mo stretchy="false">∗</mo>
              <msup>
                <mi>b</mi>
                <mn>2</mn>
              </msup>
            </mrow>
          </mrow>
        </mtd>
      </mtr>
      <mtr>
        <mtd>
          <mrow/>
        </mtd>
      </mtr>
      <mtr>
        <mtd>
          <mrow>
            <mrow>
              <mspace width="0.5em"/>
              <mo stretchy="false">=</mo>
              <msubsup>
                <mi>C</mi>
                <mn>0</mn>
                <mn>1</mn>
              </msubsup>
            </mrow>
            <mrow>
              <mrow>
                <msup>
                  <mi>a</mi>
                  <mn>2</mn>
                </msup>
                <mo stretchy="false">∗</mo>
                <msup>
                  <mi>b</mi>
                  <mn>0</mn>
                </msup>
              </mrow>
              <mo stretchy="false">+</mo>
              <msubsup>
                <mi>C</mi>
                <mn>1</mn>
                <mn>2</mn>
              </msubsup>
            </mrow>
            <mrow>
              <mrow>
                <msup>
                  <mi>a</mi>
                  <mn>1</mn>
                </msup>
                <mo stretchy="false">∗</mo>
                <msup>
                  <mi>b</mi>
                  <mn>1</mn>
                </msup>
              </mrow>
              <mo stretchy="false">+</mo>
              <msubsup>
                <mi>C</mi>
                <mn>1</mn>
                <mn>1</mn>
              </msubsup>
            </mrow>
            <mrow>
              <msup>
                <mi>a</mi>
                <mn>0</mn>
              </msup>
              <mo stretchy="false">∗</mo>
              <msup>
                <mi>b</mi>
                <mn>2</mn>
              </msup>
            </mrow>
          </mrow>
        </mtd>
      </mtr>
      <mtr>
        <mtd>
          <mrow/>
        </mtd>
      </mtr>
      <mtr>
        <mtd>
          <mrow>
            <mrow>
              <mspace width="0.5em"/>
              <mo stretchy="false">=</mo>
              <msubsup>
                <mi>C</mi>
                <mn>0</mn>
                <mn>2</mn>
              </msubsup>
            </mrow>
            <mrow>
              <mrow>
                <msup>
                  <mi>a</mi>
                  <mn>2</mn>
                </msup>
                <mo stretchy="false">∗</mo>
                <msup>
                  <mi>b</mi>
                  <mn>0</mn>
                </msup>
              </mrow>
              <mo stretchy="false">+</mo>
              <msubsup>
                <mi>C</mi>
                <mn>1</mn>
                <mn>2</mn>
              </msubsup>
            </mrow>
            <mrow>
              <mrow>
                <msup>
                  <mi>a</mi>
                  <mn>1</mn>
                </msup>
                <mo stretchy="false">∗</mo>
                <msup>
                  <mi>b</mi>
                  <mn>1</mn>
                </msup>
              </mrow>
              <mo stretchy="false">+</mo>
              <msubsup>
                <mi>C</mi>
                <mn>2</mn>
                <mn>2</mn>
              </msubsup>
            </mrow>
            <mrow>
              <msup>
                <mi>a</mi>
                <mn>0</mn>
              </msup>
              <mo stretchy="false">∗</mo>
              <msup>
                <mi>b</mi>
                <mn>2</mn>
              </msup>
            </mrow>
          </mrow>
        </mtd>
      </mtr>
      <mtr>
        <mtd>
          <mrow/>
        </mtd>
      </mtr>
      <mtr>
        <mtd>
          <mrow>
            <mspace width="0.5em"/>
            <mo stretchy="false">=</mo>
            <mrow>
              <msup>
                <mi>a</mi>
                <mn>2</mn>
              </msup>
              <mo stretchy="false">+</mo>
              <mrow>
                <mn>2</mn>
                <mo stretchy="false">∗</mo>
                <mi>a</mi>
                <mo stretchy="false">∗</mo>
                <mi>b</mi>
              </mrow>
              <mo stretchy="false">+</mo>
              <msup>
                <mi>b</mi>
                <mn>2</mn>
              </msup>
            </mrow>
          </mrow>
        </mtd>
      </mtr>
    </mtable>
    <annotation encoding="StarMath 5.0">( a+b )*(a+b )
newline
newline
`=(C sub 0 sup 1 a^1*b^0+C sub 1 sup 1 a^0*b^1)*( a+b )
newline
newline
`=C sub 0 sup 1 a^1*b^0*a+C sub 1 sup 1 a^0*b^1*a
newline
+C sub 0 sup 1 a^1*b^0*b+C sub 1 sup 1 a^0*b^1*b
newline
newline
`=C sub 0 sup 1 a^2*b^0+C sub 1 sup 1 a^1*b^1
newline
+C sub 0 sup 1 a^1*b^1+C sub 1 sup 1 a^0*b^2
newline
newline
`=C sub 0 sup 1 a^2*b^0+C sub 0 sup 1 a^1*b^1+C sub 1 sup 1 a^1*b^1+C sub 1 sup 1 a^0*b^2
newline
newline
`=C sub 0 sup 1 a^2*b^0+C sub 1 sup 2 a^1*b^1+C sub 1 sup 1 a^0*b^2
newline
newline
`=C sub 0 sup 2 a^2*b^0+C sub 1 sup 2 a^1*b^1+C sub 2 sup 2 a^0*b^2
newline
newline
`=a^2+2*a*b+b^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09:38:34.408287929</meta:creation-date>
    <dc:date>2016-04-03T09:52:10.811572916</dc:date>
    <meta:editing-duration>PT13M34S</meta:editing-duration>
    <meta:editing-cycles>4</meta:editing-cycles>
    <meta:generator>LibreOffice/5.0.5.2$Linux_X86_64 LibreOffice_project/00$Build-2</meta:generator>
  </office:meta>
</office:document-meta>
</file>